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2pt" style:font-size-asian="12pt" style:font-size-complex="12pt"/>
    </style:style>
    <style:style style:name="P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3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Yanis Le Bec</text:p>
      <text:p text:style-name="P2">S2.02 : Exploration algorithmique d’un problème</text:p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101952397" office:target-frame-name="_top" xlink:show="replace"><text:span text:style-name="Lienhypertexte">I. Introduction</text:span><text:tab/>1</text:a></text:p>
          <text:p text:style-name="P4"><text:a xlink:href="#_Toc101952398" office:target-frame-name="_top" xlink:show="replace"><text:span text:style-name="Lienhypertexte">II. Tests de l’algorithme</text:span><text:tab/>1</text:a></text:p>
        </text:index-body>
      </text:table-of-content>
      <text:p text:style-name="Normal"/>
      <text:h text:style-name="Titre1" text:outline-level="1"><text:bookmark-start text:name="_Toc101952397"/></text:h>
      <text:h text:style-name="Titre1" text:outline-level="1">I. Introduction<text:bookmark-end text:name="_Toc101952397"/></text:h>
      <text:p text:style-name="Normal"/>
      <text:p text:style-name="P5">Cette SAE avait pour but de nous faire expérimenter/réaliser différents algorithmes sur un problème informatique très connu : le problème du voyageur de commerce ou traveling salesman problem (TSP).<text:s/>Nous avons pu découvrir plusieurs algorithmes déjà utilisés pour résoudre ce problème. C’était à nous d’en sélectionner et tester leur efficacité, précision, rapidité.</text:p>
      <text:p text:style-name="P6"/>
      <text:p text:style-name="P7">Afin de réaliser cette expérience, j’ai choisi de réaliser l’algorithme du plus proche voisin et de l’améliorer avec l’algorithme 2-opt.</text:p>
      <text:p text:style-name="P8"/>
      <text:p text:style-name="P9">L’algorithme du plus proche voisin est un algorithme rapide à réaliser. On part d’un point de début et on va chercher son voisin le plus proche. Une fois ce sommet trouvé, on cherche son plus proche voisin et ainsi de suite.</text:p>
      <text:p text:style-name="P10">L’algorithme 2-opt est un algorithme différent car il ne commence pas via un graphe mais une solution, cet algorithme va analyser la solution qu’on lui a soumise et va essayer de l’améliorer. Une fois mon plus proche voisin fait, j’ai ensuite réalisé cet algorithme afin de vérifier si ces deux algorithmes pouvaient être efficaces.<text:s/>Il marche comme ceci :</text:p>
      <text:p text:style-name="P11">On parcourt notre solution, l’algorithme va sélectionner 2 arêtes et va les comparer avec<text:s/>l’inverse de ces deux arêtes (par exemple on compare l’arête 1-0 et 2-3<text:s/>par 1-2 et 0-3). Si ces nouvelles arêtes permettent de rendre le chemin plus court et donc meilleur, on enlève les arêtes précédentes et on les remplace par les nouvelles.</text:p>
      <text:p text:style-name="P12"/>
      <text:p text:style-name="P13"/>
      <text:h text:style-name="Titre1" text:outline-level="1"><text:bookmark-start text:name="_Toc101952398"/></text:h>
      <text:h text:style-name="Titre1" text:outline-level="1">II. Tests de l’algorithme<text:bookmark-end text:name="_Toc101952398"/></text:h>
      <text:p text:style-name="Normal"/>
      <text:p text:style-name="Normal">Une fois mes algorithmes terminés, j’ai utilisé un site répertoriant des jeux d’essais pour ce problème. J’ai utilisé un jeu d’essai de 5,15 et 26 villes.</text:p>
      <text:p text:style-name="Normal">Jusqu’à 26 villes, l’algo du plus proche voisin reste rapide<text:s/>(moins de 10 sec), cependant, plus le nombre de villes augmente, moins l’algorithme devient efficace. Le résultat de l’algo change aussi selon le point de départ, par conséquent, plus il y a de villes, plus trouver la bonne solution est compliqué. Lors des jeux d’essais de 5 et 15 villes, le plus proche voisin donnait un<text:s/>très<text:s/>bon résultat.<text:s/>A partir de 26 villes, les résultats s’éloignent de la meilleure solution mais restent très potables.</text:p>
      <text:p text:style-name="Normal"/>
      <text:p text:style-name="Normal">J’ai ensuite testé le 2opt sur la solution donnée par mon plus proche voisin. Pareillement, l’algo est rapide et a même réussi à diriger ma solution vers le meilleur résultat.<text:s/>L’algo a toujours réussi à améliorer ma solution mais selon la solution, l’amélioration n’était pas conséquente.</text:p>
      <text:p text:style-name="Normal">Nearest insertion :</text:p>
      <text:p text:style-name="Normal">J’ai ensuite fait des tests sur un autre algorithme, le<text:s/>nearest<text:s/>insertion réalisé par l’un des membres de mon équipe, afin d’avoir plus de données pour les tests.<text:s/>Voici son fonctionnement :</text:p>
      <text:p text:style-name="Normal">On part d’un point et on cherche son plus proche voisin, l’algo va ensuite chercher la ville la plus proche<text:s/>de n’importe quelle ville déjà visitée<text:s/>ne faisant pas encore partie de la solution et on la place entre les deux villes ou le poids entre ces trois villes serait le plus petit.</text:p>
      <text:p text:style-name="Normal"/>
      <text:p text:style-name="Normal">Cet algorithme n’a pas apporté de meilleure solution que le plus proche voisin, la solution a cependant toujours été corrigée par le 2opt, sans pour autant en sortir une très bonne solution.</text:p>
      <text:p text:style-name="Normal"/>
      <text:p text:style-name="Normal">En conclusion, les algorithmes testés ici offrent d’assez bon résultats mais s’éloigneront de la vérité à chaque fois que le jeu d’essai sera plus grand. Le 2-opt apporte un grand plus car permet d’alléger et supprimer les erreurs des algorithmes.</text:p>
      <text:p text:style-name="Normal"/>
      <text:p text:style-name="P14"/>
      <text:p text:style-name="P15"/>
      <text:p text:style-name="P16">Difficultés rencontrées :<text:s/></text:p>
      <text:p text:style-name="P17">J’ai rencontré des difficultés à effectuer l’échange des arêtes, il m’a fallu du temps pour comprendre exactement comment réaliser l’échange.</text:p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nis L</meta:initial-creator>
    <dc:creator>Yanis L</dc:creator>
    <meta:creation-date>2022-04-27T08:55:00Z</meta:creation-date>
    <dc:date>2022-04-27T13:53:00Z</dc:date>
    <meta:template xlink:href="Normal.dotm" xlink:type="simple"/>
    <meta:editing-cycles>61</meta:editing-cycles>
    <meta:editing-duration>PT15780S</meta:editing-duration>
    <meta:document-statistic meta:page-count="2" meta:paragraph-count="7" meta:word-count="586" meta:character-count="3804" meta:row-count="26" meta:non-whitespace-character-count="3225"/>
  </office:meta>
</office:document-meta>
</file>